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6" style:family="paragraph" style:parent-style-name="Standard">
      <style:paragraph-properties fo:break-before="pag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A3B</text:p>
      <text:p text:style-name="P3">Erfarenhetsrapport</text:p>
      <text:p text:style-name="P4">version 1.0</text:p>
      <text:p text:style-name="P3"/>
      <text:p text:style-name="P5">Andersson, Adam, adaan690</text:p>
      <text:p text:style-name="P5">Andersson, Conny, conan414</text:p>
      <text:p text:style-name="P5">Andersson, Martin, maran703</text:p>
      <text:p text:style-name="P5">Bolin, Andreas, andbo467</text:p>
      <text:p text:style-name="P1"/>
      <text:p text:style-name="P1">2012-12-12</text:p>
      <text:p text:style-name="P1"/>
      <text:p text:style-name="P1"/>
      <text:p text:style-name="P1"/>
      <text:p text:style-name="Standard"/>
      <text:p text:style-name="P6">Martin Andersson</text:p>
      <text:p text:style-name="Standard"/>
      <text:p text:style-name="Standard">Nyttan av OOA och OOD märktes när vi satte igång att programmera. Klasserna som låg bakom GUI:t hade vi bra koll på då dessa i stort sett var ”vanliga” C++ klasser vilket gjorde att vi kunde skriva bra OOA/OOD för dessa och de fick en bra struktur när vi implementerade dem. Klasserna som hanterade GUI:t hade vi dock inte skrivit någon vidare specificerad OOA/OOD vilket märktes i resultatet som blev mindre strukturerat och krävde betydligt mer felsökning. Lärdomen av detta är att vi borde satt oss mer in i hur GUI:t fungerade redan under analys- och designfasen för att kunna strukturera programmet bättre.</text:p>
      <text:p text:style-name="Standard"/>
      <text:p text:style-name="Standard">Till en början delade vi upp arbetet så att två av oss implementerade två olika delar av koden bakom GUI:t och de andra två satte sig in i GUI:t. Mot slutet var det dock bara GUI:t kvar att jobba med och då blev det en del dubbelarbete beroende på bristande kommunikation inom gruppen. Vi delade upp GUI:t så alla kunde sitta i olika delar dock borde vi haft mer avstämning kring generella funktioner då dessa skapades efterhand som vi insåg att de behövdes. Där hände det ibland att två stycken implementerat olika lösningar på samma problem. Detta problem hade också kunnat undvikas om vi planerat implementationen av GUI:t bättre.</text:p>
      <text:p text:style-name="Standard"/>
      <text:p text:style-name="Standard">Något som tog onödigt lång tid var för alla att få igång en fungerande miljö med Qt. När det var gjort gick dock arbetet med Qt smidigt då dels Qt Creator samt deras hemsida har bra dokumenta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2-12T12:44:31</meta:creation-date>
    <dc:date>2012-12-12T14:10:35</dc:date>
    <dc:creator>Martin Andersson</dc:creator>
    <meta:editing-duration>PT6M44S</meta:editing-duration>
    <meta:editing-cycles>2</meta:editing-cycles>
    <meta:generator>OpenOffice.org/3.3$Unix OpenOffice.org_project/330m20$Build-9567</meta:generator>
    <meta:document-statistic meta:table-count="0" meta:image-count="0" meta:object-count="0" meta:page-count="2" meta:paragraph-count="12" meta:word-count="269" meta:character-count="1600"/>
  </office:meta>
</office:document-meta>
</file>